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2" style:family="paragraph" style:parent-style-name="Preformatted_20_Text">
      <style:text-properties officeooo:rsid="001a7af3" officeooo:paragraph-rsid="001a7af3"/>
    </style:style>
    <style:style style:name="P3" style:family="paragraph" style:parent-style-name="Preformatted_20_Text" style:master-page-name="MP0">
      <style:paragraph-properties style:page-number="auto" fo:break-before="page"/>
    </style:style>
    <style:style style:name="P4" style:family="paragraph" style:parent-style-name="Preformatted_20_Text">
      <style:text-properties officeooo:rsid="001ad07a" officeooo:paragraph-rsid="001ad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ing challenges</text:p>
      <text:p text:style-name="Preformatted_20_Text">node.js</text:p>
      <text:p text:style-name="Preformatted_20_Text">RPG Game to train classes</text:p>
      <text:p text:style-name="P2">bit – ram usw...</text:p>
      <text:p text:style-name="P4">codecademy usw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Langfristig:</text:p>
      <text:p text:style-name="Preformatted_20_Text">1) Bei den bestehenden Odin-Projekten auf try-catch achten sowie 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meta:initial-creator>Stefan Bartl</meta:initial-creator>
    <dc:creator>Stefan Bartl</dc:creator>
    <meta:creation-date>2022-04-26T17:11:00Z</meta:creation-date>
    <dc:date>2022-04-27T20:13:31.841623447</dc:date>
    <meta:editing-cycles>8</meta:editing-cycles>
    <meta:editing-duration>PT48S</meta:editing-duration>
    <meta:document-statistic meta:table-count="0" meta:image-count="0" meta:object-count="0" meta:page-count="1" meta:paragraph-count="7" meta:word-count="29" meta:character-count="206" meta:non-whitespace-character-count="183"/>
    <meta:template xlink:type="simple" xlink:actuate="onRequest" xlink:title="" xlink:href="Normal.dotm"/>
  </office:meta>
</office:document-meta>
</file>